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30F5F738AD326EE93F1.png" manifest:media-type="image/png"/>
  <manifest:file-entry manifest:full-path="Pictures/100002010000063E0000033BD330DE7EECB6A1CB.png" manifest:media-type="image/png"/>
  <manifest:file-entry manifest:full-path="Pictures/100002010000035C00000184A0334603ABF41A9D.png" manifest:media-type="image/png"/>
  <manifest:file-entry manifest:full-path="Pictures/100002010000064000000318693B0E42223401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3ee3" officeooo:paragraph-rsid="001a3ee3"/>
    </style:style>
    <style:style style:name="P2" style:family="paragraph" style:parent-style-name="Standard">
      <style:paragraph-properties fo:break-before="page"/>
      <style:text-properties officeooo:rsid="001a3ee3" officeooo:paragraph-rsid="001a3ee3"/>
    </style:style>
    <style:style style:name="P3" style:family="paragraph" style:parent-style-name="Header">
      <style:text-properties officeooo:rsid="001a3ee3" officeooo:paragraph-rsid="001a3e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56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o 1</text:p>
      <text:p text:style-name="P1"><draw:frame draw:style-name="fr2" draw:name="Imagen2" text:anchor-type="paragraph" svg:x="-2cm" svg:y="0.413cm" svg:width="20.384cm" svg:height="9.973cm" draw:z-index="0"><draw:image xlink:href="Pictures/10000201000006400000030F5F738AD326EE93F1.png" xlink:type="simple" xlink:show="embed" xlink:actuate="onLoad"/></draw:frame></text:p>
      <text:p text:style-name="P1"><draw:frame draw:style-name="fr1" draw:name="Imagen1" text:anchor-type="paragraph" svg:x="2.574cm" svg:y="0.25cm" svg:width="9.791cm" svg:height="6.616cm" draw:z-index="1"><draw:image xlink:href="Pictures/100002010000035C00000184A0334603ABF41A9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Pago 2</text:p>
      <text:p text:style-name="P1"/>
      <text:p text:style-name="P1"><draw:frame draw:style-name="fr3" draw:name="Imagen3" text:anchor-type="paragraph" svg:width="17cm" svg:height="8.798cm" draw:z-index="2"><draw:image xlink:href="Pictures/100002010000063E0000033BD330DE7EECB6A1CB.png" xlink:type="simple" xlink:show="embed" xlink:actuate="onLoad"/></draw:frame></text:p>
      <text:p text:style-name="P1"/>
      <text:p text:style-name="P1"/>
      <text:p text:style-name="P1">Gratuita 2</text:p>
      <text:p text:style-name="P1"/>
      <text:p text:style-name="P1"><draw:frame draw:style-name="fr3" draw:name="Imagen4" text:anchor-type="paragraph" svg:width="17cm" svg:height="8.414cm" draw:z-index="3"><draw:image xlink:href="Pictures/100002010000064000000318693B0E422234014A.png" xlink:type="simple" xlink:show="embed" xlink:actuate="onLoad"/></draw:frame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3ee3" officeooo:paragraph-rsid="001a3e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2ºDAW<text:tab/><text:tab/>Pau Llorens Martin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6:50:48.496000000</meta:creation-date>
    <dc:date>2019-09-24T16:55:27.247000000</dc:date>
    <meta:editing-duration>PT4M39S</meta:editing-duration>
    <meta:editing-cycles>1</meta:editing-cycles>
    <meta:document-statistic meta:table-count="0" meta:image-count="4" meta:object-count="0" meta:page-count="2" meta:paragraph-count="5" meta:word-count="10" meta:character-count="50" meta:non-whitespace-character-count="42"/>
    <meta:generator>LibreOffice/5.3.6.1$Windows_X86_64 LibreOffice_project/686f202eff87ef707079aeb7f485847613344eb7</meta:generator>
  </office:meta>
</office:document-meta>
</file>